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f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g3p6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g3p6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g3p6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breyce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hemi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nies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anies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hemi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aran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a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tricp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rem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mant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  <table:table-cell office:value-type="string" calcext:value-type="string">
            <text:p>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3:40:52.1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10S</meta:editing-duration>
    <meta:editing-cycles>6</meta:editing-cycles>
    <meta:generator>LibreOffice/5.1.2.2$Windows_x86 LibreOffice_project/d3bf12ecb743fc0d20e0be0c58ca359301eb705f</meta:generator>
    <dc:date>2018-02-24T14:30:27.160000000</dc:date>
    <meta:document-statistic meta:table-count="3" meta:cell-count="750" meta:object-count="0"/>
    <meta:user-defined meta:name="Info 1"/>
    <meta:user-defined meta:name="Info 2"/>
    <meta:user-defined meta:name="Info 3"/>
    <meta:user-defined meta:name="Info 4"/>
  </office:meta>
</office:document-meta>
</file>